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Nº de pin</text:p>
          </table:table-cell>
          <table:table-cell table:style-name="ce1" office:value-type="string">
            <text:p>Nombre del pin</text:p>
          </table:table-cell>
          <table:table-cell table:style-name="ce1" office:value-type="string">
            <text:p>Color del cab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pp</text:p>
          </table:table-cell>
          <table:table-cell office:value-type="string">
            <text:p>Blanco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dd</text:p>
          </table:table-cell>
          <table:table-cell office:value-type="string">
            <text:p>Negr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ss</text:p>
          </table:table-cell>
          <table:table-cell office:value-type="string">
            <text:p>Rojo</text:p>
          </table:table-cell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PGD</text:p>
          </table:table-cell>
          <table:table-cell office:value-type="string">
            <text:p>Verde</text:p>
          </table:table-cell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PGC</text:p>
          </table:table-cell>
          <table:table-cell office:value-type="string">
            <text:p>Amarillo</text:p>
          </table:table-cell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office:value-type="string">
            <text:p>Azu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U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2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11T12:10:05</meta:creation-date>
    <dc:date>2011-04-11T12:41:17</dc:date>
    <meta:editing-duration>PT00H16M02S</meta:editing-duration>
    <meta:editing-cycles>1</meta:editing-cycles>
    <meta:document-statistic meta:table-count="3" meta:cell-count="21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